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/>
    <style:font-face style:name="Lohit Devanagari1" svg:font-family="'Lohit Devanagari'"/>
    <style:font-face style:name="Tlwg Typist" svg:font-family="'Tlwg Typist'"/>
    <style:font-face style:name="Tlwg Typist1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8.098cm" table:align="margins"/>
    </style:style>
    <style:style style:name="Таблица1.A" style:family="table-column">
      <style:table-column-properties style:column-width="5.597cm" style:rel-column-width="3173*"/>
    </style:style>
    <style:style style:name="Таблица1.B" style:family="table-column">
      <style:table-column-properties style:column-width="12.501cm" style:rel-column-width="708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74921" officeooo:paragraph-rsid="00074921"/>
    </style:style>
    <style:style style:name="P2" style:family="paragraph" style:parent-style-name="Table_20_Contents">
      <style:paragraph-properties fo:text-align="start" style:justify-single-word="false"/>
      <style:text-properties style:font-name="Tlwg Typist1"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TableLine93889608208416">
          <table:table-cell table:style-name="Таблица1.A1" office:value-type="string">
            <text:p text:style-name="P2">ArithmeticError</text:p>
          </table:table-cell>
          <table:table-cell table:style-name="Таблица1.B1" office:value-type="string">
            <text:p text:style-name="P2">Возникает при возникновении ошибки в числовых вычислениях</text:p>
          </table:table-cell>
        </table:table-row>
        <table:table-row table:style-name="TableLine93889608208416">
          <table:table-cell table:style-name="Таблица1.A2" office:value-type="string">
            <text:p text:style-name="P2">AssertionError</text:p>
          </table:table-cell>
          <table:table-cell table:style-name="Таблица1.B2" office:value-type="string">
            <text:p text:style-name="P2">Возникает, когда оператор assert терпит неудачу</text:p>
          </table:table-cell>
        </table:table-row>
        <table:table-row table:style-name="TableLine93889608208416">
          <table:table-cell table:style-name="Таблица1.A2" office:value-type="string">
            <text:p text:style-name="P2">AttributeError</text:p>
          </table:table-cell>
          <table:table-cell table:style-name="Таблица1.B2" office:value-type="string">
            <text:p text:style-name="P2">Возникает при сбое ссылки или присвоения атрибута</text:p>
          </table:table-cell>
        </table:table-row>
        <table:table-row table:style-name="TableLine93889608208416">
          <table:table-cell table:style-name="Таблица1.A2" office:value-type="string">
            <text:p text:style-name="P2">Exception</text:p>
          </table:table-cell>
          <table:table-cell table:style-name="Таблица1.B2" office:value-type="string">
            <text:p text:style-name="P2">Базовый класс для всех исключений</text:p>
          </table:table-cell>
        </table:table-row>
        <table:table-row table:style-name="TableLine93889608208416">
          <table:table-cell table:style-name="Таблица1.A2" office:value-type="string">
            <text:p text:style-name="P2">EOFError</text:p>
          </table:table-cell>
          <table:table-cell table:style-name="Таблица1.B2" office:value-type="string">
            <text:p text:style-name="P2">Возникает, когда метод input() достигает условия «конец файла» (EOF).</text:p>
          </table:table-cell>
        </table:table-row>
        <table:table-row table:style-name="TableLine93889608208416">
          <table:table-cell table:style-name="Таблица1.A2" office:value-type="string">
            <text:p text:style-name="P2">FloatingPointError</text:p>
          </table:table-cell>
          <table:table-cell table:style-name="Таблица1.B2" office:value-type="string">
            <text:p text:style-name="P2">Возникает при сбое вычисления с плавающей запятой</text:p>
          </table:table-cell>
        </table:table-row>
        <table:table-row table:style-name="TableLine93889608208416">
          <table:table-cell table:style-name="Таблица1.A2" office:value-type="string">
            <text:p text:style-name="P2">GeneratorExit</text:p>
          </table:table-cell>
          <table:table-cell table:style-name="Таблица1.B2" office:value-type="string">
            <text:p text:style-name="P2">Возникает при закрытии генератора (методом close())</text:p>
          </table:table-cell>
        </table:table-row>
        <table:table-row table:style-name="TableLine93889608208416">
          <table:table-cell table:style-name="Таблица1.A2" office:value-type="string">
            <text:p text:style-name="P2">ImportError</text:p>
          </table:table-cell>
          <table:table-cell table:style-name="Таблица1.B2" office:value-type="string">
            <text:p text:style-name="P2">Возникает, когда импортированный модуль не существует</text:p>
          </table:table-cell>
        </table:table-row>
        <table:table-row table:style-name="TableLine93889608208416">
          <table:table-cell table:style-name="Таблица1.A2" office:value-type="string">
            <text:p text:style-name="P2">IndentationError</text:p>
          </table:table-cell>
          <table:table-cell table:style-name="Таблица1.B2" office:value-type="string">
            <text:p text:style-name="P2">Возникает, когда отступ неверен</text:p>
          </table:table-cell>
        </table:table-row>
        <table:table-row table:style-name="TableLine93889608208416">
          <table:table-cell table:style-name="Таблица1.A2" office:value-type="string">
            <text:p text:style-name="P2">IndexError</text:p>
          </table:table-cell>
          <table:table-cell table:style-name="Таблица1.B2" office:value-type="string">
            <text:p text:style-name="P2">Возникает, когда индекс последовательности не существует</text:p>
          </table:table-cell>
        </table:table-row>
        <table:table-row table:style-name="TableLine93889608208416">
          <table:table-cell table:style-name="Таблица1.A2" office:value-type="string">
            <text:p text:style-name="P2">KeyError</text:p>
          </table:table-cell>
          <table:table-cell table:style-name="Таблица1.B2" office:value-type="string">
            <text:p text:style-name="P2">Возникает, когда ключ не существует в словаре</text:p>
          </table:table-cell>
        </table:table-row>
        <table:table-row table:style-name="TableLine93889608208416">
          <table:table-cell table:style-name="Таблица1.A2" office:value-type="string">
            <text:p text:style-name="P2">KeyboardInterrupt</text:p>
          </table:table-cell>
          <table:table-cell table:style-name="Таблица1.B2" office:value-type="string">
            <text:p text:style-name="P2">Возникает, когда пользователь нажимает Ctrl+c, Ctrl+z или Delete.</text:p>
          </table:table-cell>
        </table:table-row>
        <table:table-row table:style-name="TableLine93889608208416">
          <table:table-cell table:style-name="Таблица1.A2" office:value-type="string">
            <text:p text:style-name="P2">LookupError</text:p>
          </table:table-cell>
          <table:table-cell table:style-name="Таблица1.B2" office:value-type="string">
            <text:p text:style-name="P2">Возникает, когда обнаруженные ошибки не могут быть найдены</text:p>
          </table:table-cell>
        </table:table-row>
        <table:table-row table:style-name="TableLine93889608208416">
          <table:table-cell table:style-name="Таблица1.A2" office:value-type="string">
            <text:p text:style-name="P2">MemoryError</text:p>
          </table:table-cell>
          <table:table-cell table:style-name="Таблица1.B2" office:value-type="string">
            <text:p text:style-name="P2">Возникает, когда программе не хватает памяти</text:p>
          </table:table-cell>
        </table:table-row>
        <table:table-row table:style-name="TableLine93889608208416">
          <table:table-cell table:style-name="Таблица1.A2" office:value-type="string">
            <text:p text:style-name="P2">NameError</text:p>
          </table:table-cell>
          <table:table-cell table:style-name="Таблица1.B2" office:value-type="string">
            <text:p text:style-name="P2">Возникает, когда переменная не существует</text:p>
          </table:table-cell>
        </table:table-row>
        <table:table-row table:style-name="TableLine93889608208416">
          <table:table-cell table:style-name="Таблица1.A2" office:value-type="string">
            <text:p text:style-name="P2">NotImplementedError</text:p>
          </table:table-cell>
          <table:table-cell table:style-name="Таблица1.B2" office:value-type="string">
            <text:p text:style-name="P2">Возникает, когда абстрактный метод требует, чтобы унаследованный класс переопределял метод.</text:p>
          </table:table-cell>
        </table:table-row>
        <table:table-row table:style-name="TableLine93889608208416">
          <table:table-cell table:style-name="Таблица1.A2" office:value-type="string">
            <text:p text:style-name="P2">OSError</text:p>
          </table:table-cell>
          <table:table-cell table:style-name="Таблица1.B2" office:value-type="string">
            <text:p text:style-name="P2">Возникает, когда операция, связанная с системой, вызывает ошибку</text:p>
          </table:table-cell>
        </table:table-row>
        <table:table-row table:style-name="TableLine93889608208416">
          <table:table-cell table:style-name="Таблица1.A2" office:value-type="string">
            <text:p text:style-name="P2">OverflowError</text:p>
          </table:table-cell>
          <table:table-cell table:style-name="Таблица1.B2" office:value-type="string">
            <text:p text:style-name="P2">Возникает, когда результат числового вычисления слишком велик</text:p>
          </table:table-cell>
        </table:table-row>
        <table:table-row table:style-name="TableLine93889608208416">
          <table:table-cell table:style-name="Таблица1.A2" office:value-type="string">
            <text:p text:style-name="P2">ReferenceError</text:p>
          </table:table-cell>
          <table:table-cell table:style-name="Таблица1.B2" office:value-type="string">
            <text:p text:style-name="P2">Возникает, когда объект слабой ссылки не существует</text:p>
          </table:table-cell>
        </table:table-row>
        <table:table-row table:style-name="TableLine93889608208416">
          <table:table-cell table:style-name="Таблица1.A2" office:value-type="string">
            <text:p text:style-name="P2">RuntimeError</text:p>
          </table:table-cell>
          <table:table-cell table:style-name="Таблица1.B2" office:value-type="string">
            <text:p text:style-name="P2">Возникает, когда возникает ошибка, не относящаяся к каким-либо конкретным ожиданиям.</text:p>
          </table:table-cell>
        </table:table-row>
        <table:table-row table:style-name="TableLine93889608208416">
          <table:table-cell table:style-name="Таблица1.A2" office:value-type="string">
            <text:p text:style-name="P2">StopIteration</text:p>
          </table:table-cell>
          <table:table-cell table:style-name="Таблица1.B2" office:value-type="string">
            <text:p text:style-name="P2">Возникает, когда метод next() итератора не имеет дополнительных значений</text:p>
          </table:table-cell>
        </table:table-row>
        <text:soft-page-break/>
        <table:table-row table:style-name="TableLine93889608208416">
          <table:table-cell table:style-name="Таблица1.A2" office:value-type="string">
            <text:p text:style-name="P2">SyntaxError</text:p>
          </table:table-cell>
          <table:table-cell table:style-name="Таблица1.B2" office:value-type="string">
            <text:p text:style-name="P2">Возникает при возникновении синтаксической ошибки</text:p>
          </table:table-cell>
        </table:table-row>
        <table:table-row table:style-name="TableLine93889608208416">
          <table:table-cell table:style-name="Таблица1.A2" office:value-type="string">
            <text:p text:style-name="P2">TabError</text:p>
          </table:table-cell>
          <table:table-cell table:style-name="Таблица1.B2" office:value-type="string">
            <text:p text:style-name="P2">Поднимается, когда отступ состоит из табуляции или пробелов</text:p>
          </table:table-cell>
        </table:table-row>
        <table:table-row table:style-name="TableLine93889608208416">
          <table:table-cell table:style-name="Таблица1.A2" office:value-type="string">
            <text:p text:style-name="P2">SystemError</text:p>
          </table:table-cell>
          <table:table-cell table:style-name="Таблица1.B2" office:value-type="string">
            <text:p text:style-name="P2">Возникает при возникновении системной ошибки</text:p>
          </table:table-cell>
        </table:table-row>
        <table:table-row table:style-name="TableLine93889608208416">
          <table:table-cell table:style-name="Таблица1.A2" office:value-type="string">
            <text:p text:style-name="P2">SystemExit</text:p>
          </table:table-cell>
          <table:table-cell table:style-name="Таблица1.B2" office:value-type="string">
            <text:p text:style-name="P2">Возникает при вызове функции sys.exit()</text:p>
          </table:table-cell>
        </table:table-row>
        <table:table-row table:style-name="TableLine93889608208416">
          <table:table-cell table:style-name="Таблица1.A2" office:value-type="string">
            <text:p text:style-name="P2">TypeError</text:p>
          </table:table-cell>
          <table:table-cell table:style-name="Таблица1.B2" office:value-type="string">
            <text:p text:style-name="P2">Возникает при объединении двух разных типов</text:p>
          </table:table-cell>
        </table:table-row>
        <table:table-row table:style-name="TableLine93889608208416">
          <table:table-cell table:style-name="Таблица1.A2" office:value-type="string">
            <text:p text:style-name="P2">UnboundLocalError</text:p>
          </table:table-cell>
          <table:table-cell table:style-name="Таблица1.B2" office:value-type="string">
            <text:p text:style-name="P2">Возникает при ссылке на локальную переменную перед присваиванием</text:p>
          </table:table-cell>
        </table:table-row>
        <table:table-row table:style-name="TableLine93889608208416">
          <table:table-cell table:style-name="Таблица1.A2" office:value-type="string">
            <text:p text:style-name="P2">UnicodeError</text:p>
          </table:table-cell>
          <table:table-cell table:style-name="Таблица1.B2" office:value-type="string">
            <text:p text:style-name="P2">Возникает при возникновении проблемы с юникодом</text:p>
          </table:table-cell>
        </table:table-row>
        <table:table-row table:style-name="TableLine93889608208416">
          <table:table-cell table:style-name="Таблица1.A2" office:value-type="string">
            <text:p text:style-name="P2">UnicodeEncodeError</text:p>
          </table:table-cell>
          <table:table-cell table:style-name="Таблица1.B2" office:value-type="string">
            <text:p text:style-name="P2">Возникает, когда возникает проблема с кодировкой Unicode</text:p>
          </table:table-cell>
        </table:table-row>
        <table:table-row table:style-name="TableLine93889608208416">
          <table:table-cell table:style-name="Таблица1.A2" office:value-type="string">
            <text:p text:style-name="P2">UnicodeDecodeError</text:p>
          </table:table-cell>
          <table:table-cell table:style-name="Таблица1.B2" office:value-type="string">
            <text:p text:style-name="P2">Возникает при возникновении проблемы с декодированием Юникода.</text:p>
          </table:table-cell>
        </table:table-row>
        <table:table-row table:style-name="TableLine93889608208416">
          <table:table-cell table:style-name="Таблица1.A2" office:value-type="string">
            <text:p text:style-name="P2">UnicodeTranslateError</text:p>
          </table:table-cell>
          <table:table-cell table:style-name="Таблица1.B2" office:value-type="string">
            <text:p text:style-name="P2">Возникает, когда возникает проблема с переводом Unicode</text:p>
          </table:table-cell>
        </table:table-row>
        <table:table-row table:style-name="TableLine93889608208416">
          <table:table-cell table:style-name="Таблица1.A2" office:value-type="string">
            <text:p text:style-name="P2">ValueError</text:p>
          </table:table-cell>
          <table:table-cell table:style-name="Таблица1.B2" office:value-type="string">
            <text:p text:style-name="P2">Возникает при наличии неправильного значения в указанном типе данных</text:p>
          </table:table-cell>
        </table:table-row>
        <table:table-row table:style-name="TableLine93889608208416">
          <table:table-cell table:style-name="Таблица1.A2" office:value-type="string">
            <text:p text:style-name="P2">ZeroDivisionError</text:p>
          </table:table-cell>
          <table:table-cell table:style-name="Таблица1.B2" office:value-type="string">
            <text:p text:style-name="P2">Возникает, когда второй оператор в делении равен нулю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/>
    <style:font-face style:name="Lohit Devanagari1" svg:font-family="'Lohit Devanagari'"/>
    <style:font-face style:name="Tlwg Typist" svg:font-family="'Tlwg Typist'"/>
    <style:font-face style:name="Tlwg Typist1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.90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2T13:12:03.237396413</meta:creation-date>
    <dc:date>2022-06-12T13:13:31.753965074</dc:date>
    <meta:editing-duration>PT1M28S</meta:editing-duration>
    <meta:editing-cycles>1</meta:editing-cycles>
    <meta:document-statistic meta:table-count="1" meta:image-count="0" meta:object-count="0" meta:page-count="2" meta:paragraph-count="66" meta:word-count="262" meta:character-count="2234" meta:non-whitespace-character-count="2038"/>
    <meta:generator>LibreOffice/6.4.7.2$Linux_X86_64 LibreOffice_project/40$Build-2</meta:generator>
  </office:meta>
</office:document-meta>
</file>